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rug_nam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l Shmaya</meta:initial-creator>
    <meta:creation-date>2017-11-15T12:50:14.308419698</meta:creation-date>
    <dc:date>2017-11-15T13:34:20.332247442</dc:date>
    <dc:creator>Tal Shmaya</dc:creator>
    <meta:editing-duration>PT44M5S</meta:editing-duration>
    <meta:editing-cycles>3</meta:editing-cycles>
    <meta:generator>LibreOffice/4.3.3.2$Linux_X86_64 LibreOffice_project/430m0$Build-2</meta:generator>
    <meta:document-statistic meta:table-count="1" meta:cell-count="10" meta:object-count="0"/>
  </office:meta>
</office:document-meta>
</file>